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/>
      <style:text-properties style:font-name="Calibri" style:font-name-asian="Calibri" style:font-name-complex="Calibri" fo:font-weight="bold" style:font-weight-asian="bold" style:font-weight-complex="bold" fo:language="da" fo:country="DK"/>
    </style:style>
    <style:style style:name="P2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3" style:parent-style-name="Standard" style:list-style-name="LFO1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4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5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6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7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8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9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10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11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12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13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14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15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16" style:parent-style-name="Standard" style:list-style-name="LFO1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17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18" style:parent-style-name="Standard" style:list-style-name="LFO1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19" style:parent-style-name="Standard" style:family="paragraph">
      <style:paragraph-properties style:text-autospace="none"/>
      <style:text-properties style:font-name="Calibri" style:font-name-asian="Calibri" style:font-name-complex="Calibri" fo:font-weight="bold" style:font-weight-asian="bold" style:font-weight-complex="bold" fo:language="da" fo:country="DK"/>
    </style:style>
    <style:style style:name="P20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21" style:parent-style-name="Standard" style:list-style-name="LFO1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22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23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24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25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26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27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28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29" style:parent-style-name="Standard" style:family="paragraph">
      <style:paragraph-properties style:text-autospace="none"/>
      <style:text-properties style:font-name="Courier New" style:font-name-asian="Calibri" style:font-name-complex="Calibri" fo:font-size="11pt" style:font-size-asian="11pt" style:font-size-complex="11pt" fo:language="da" fo:country="DK"/>
    </style:style>
    <style:style style:name="P30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31" style:parent-style-name="Standard" style:list-style-name="LFO1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32" style:parent-style-name="Standard" style:family="paragraph">
      <style:paragraph-properties style:text-autospace="none"/>
    </style:style>
    <style:style style:name="T33" style:parent-style-name="Standardskrifttypeiafsnit" style:family="text">
      <style:text-properties style:font-name="Calibri" style:font-name-asian="Calibri" style:font-name-complex="Calibri" fo:font-weight="bold" style:font-weight-asian="bold" style:font-weight-complex="bold" fo:language="da" fo:country="DK"/>
    </style:style>
    <style:style style:name="P34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35" style:parent-style-name="Standard" style:list-style-name="LFO1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36" style:parent-style-name="Standard" style:family="paragraph">
      <style:paragraph-properties style:text-autospace="none"/>
      <style:text-properties style:font-name="Calibri" style:font-name-asian="Calibri" style:font-name-complex="Calibri" fo:font-weight="bold" style:font-weight-asian="bold" style:font-weight-complex="bold" fo:language="da" fo:country="DK"/>
    </style:style>
    <style:style style:name="P37" style:parent-style-name="Standard" style:family="paragraph">
      <style:paragraph-properties style:text-autospace="none"/>
      <style:text-properties style:font-name="Calibri" style:font-name-asian="Calibri" style:font-name-complex="Calibri" fo:font-weight="bold" style:font-weight-asian="bold" style:font-weight-complex="bold" fo:language="da" fo:country="DK"/>
    </style:style>
    <style:style style:name="P38" style:parent-style-name="Standard" style:family="paragraph">
      <style:paragraph-properties style:text-autospace="none"/>
      <style:text-properties style:font-name="Calibri" style:font-name-asian="Calibri" style:font-name-complex="Calibri" fo:language="da" fo:country="DK"/>
    </style:style>
    <style:style style:name="P39" style:parent-style-name="Standard" style:list-style-name="LFO1" style:family="paragraph">
      <style:paragraph-properties style:text-autospace="none"/>
    </style:style>
    <style:style style:name="T40" style:parent-style-name="Standardskrifttypeiafsnit" style:family="text">
      <style:text-properties style:font-name="Calibri" style:font-name-asian="Calibri" style:font-name-complex="Calibri" fo:language="da" fo:country="DK"/>
    </style:style>
    <style:style style:name="T41" style:parent-style-name="Standardskrifttypeiafsnit" style:family="text">
      <style:text-properties style:font-name="Calibri" style:font-name-asian="Calibri" style:font-name-complex="Calibri" fo:language="da" fo:country="DK"/>
    </style:style>
    <style:style style:name="T42" style:parent-style-name="Standardskrifttypeiafsnit" style:family="text">
      <style:text-properties style:font-name="Calibri" style:font-name-asian="Calibri" style:font-name-complex="Calibri" fo:language="da" fo:country="DK"/>
    </style:style>
    <style:style style:name="P43" style:parent-style-name="Standard" style:family="paragraph">
      <style:paragraph-properties style:text-autospace="none"/>
    </style:style>
    <style:style style:name="T44" style:parent-style-name="Standardskrifttypeiafsnit" style:family="text">
      <style:text-properties style:font-name="Calibri" style:font-name-asian="Calibri" style:font-name-complex="Calibri" fo:font-weight="bold" style:font-weight-asian="bold" style:font-weight-complex="bold" fo:language="da" fo:country="DK"/>
    </style:style>
  </office:automatic-styles>
  <office:body>
    <office:text text:use-soft-page-breaks="true">
      <text:p text:style-name="P1">Konverterings algoritmen</text:p>
      <text:p text:style-name="P2"/>
      <text:list text:style-name="LFO1" text:continue-numbering="true">
        <text:list-item>
          <text:p text:style-name="P3">Svage entiteter gøres stærke ved at der tilføjes en primær nøgle.</text:p>
        </text:list-item>
      </text:list>
      <text:p text:style-name="P4"/>
      <text:p text:style-name="P5">alter table spiller<text:line-break/>add primary key (cpr);</text:p>
      <text:p text:style-name="P6"/>
      <text:p text:style-name="P7">alter table klub<text:line-break/>add primary key (klubNavn);</text:p>
      <text:p text:style-name="P8"/>
      <text:p text:style-name="P9">alter table division<text:line-break/>add primary key (divisionsnummer);</text:p>
      <text:p text:style-name="P10"/>
      <text:p text:style-name="P11">alter table sæson<text:line-break/>add primary key (periode);</text:p>
      <text:p text:style-name="P12"/>
      <text:p text:style-name="P13">alter table dommer<text:line-break/>add primary key (navn);<text:s/><text:line-break/></text:p>
      <text:p text:style-name="P14">alter table kamprapport<text:line-break/>add primary key (udehold, hjemmehold);</text:p>
      <text:p text:style-name="P15"/>
      <text:list text:style-name="LFO1" text:continue-numbering="true">
        <text:list-item>
          <text:p text:style-name="P16">For hver stærk entitet oprettes en tabel, med registrering af primærnøglen.</text:p>
        </text:list-item>
      </text:list>
      <text:p text:style-name="P17"/>
      <text:list text:style-name="LFO1" text:continue-numbering="true">
        <text:list-item>
          <text:p text:style-name="P18">For hver 1:1 forbindelse tilføjes primærnøglen fra den ene tabel som fremmednøgle i den anden.</text:p>
        </text:list-item>
      </text:list>
      <text:p text:style-name="P19">Der er ingen 1:1 forbindelser I databasen</text:p>
      <text:p text:style-name="P20"/>
      <text:list text:style-name="LFO1" text:continue-numbering="true">
        <text:list-item>
          <text:p text:style-name="P21">For hver 1:n forbindelse tilføjes primærnøglen fra 1-siden som fremmednøgle på<text:s/>n-siden.</text:p>
        </text:list-item>
      </text:list>
      <text:p text:style-name="P22"/>
      <text:p text:style-name="P23">alter table spiller<text:line-break/>add foreign key (klubNavn) references klub;</text:p>
      <text:p text:style-name="P24"/>
      <text:p text:style-name="P25">alter table klub<text:line-break/>add foreign key (divisionsnummer) references division;</text:p>
      <text:p text:style-name="P26"/>
      <text:p text:style-name="P27">alter table division<text:line-break/>add foreign key (periode) references sæson;</text:p>
      <text:p text:style-name="P28"/>
      <text:p text:style-name="P29">alter table kamprapport<text:line-break/>add foreign key (divisionsnummer) references division,<text:line-break/>add foreign key (periode) references sæson,<text:line-break/>add foreign key (navn) references dommer;</text:p>
      <text:p text:style-name="P30"/>
      <text:list text:style-name="LFO1" text:continue-numbering="true">
        <text:list-item>
          <text:p text:style-name="P31">For hver n:m forbindelse oprettes en ny tabel med primærnøglerne fra de to tabeller som<text:s/>sammensat primærnøgle og med de to primærnøgler som fremmednøgler.</text:p>
        </text:list-item>
      </text:list>
      <text:p text:style-name="P32"><text:span text:style-name="T33">Vi har ingen n:m forbindelse I databasen</text:span></text:p>
      <text:p text:style-name="P34"/>
      <text:list text:style-name="LFO1" text:continue-numbering="true">
        <text:list-item>
          <text:p text:style-name="P35">For hver flerværdi attribut oprettes en ny tabel med primærnøglen og flerværdi attributten som sammensat primærnøgle. Samtidig fjernes flerværdi attributten fra den oprindelige tabel.</text:p>
        </text:list-item>
      </text:list>
      <text:p text:style-name="P36">Vi har<text:s/>ikke nogle flerværdi attributter.</text:p>
      <text:p text:style-name="P37"/>
      <text:p text:style-name="P38"/>
      <text:soft-page-break/>
      <text:list text:style-name="LFO1" text:continue-numbering="true">
        <text:list-item>
          <text:p text:style-name="P39"><text:span text:style-name="T40">Hvis der findes forbindelser hvori der indgår mere end to entiteter skal der oprettes en ny</text:span><text:span text:style-name="T41"><text:s/></text:span><text:span text:style-name="T42">tabel med primærnøglerne fra de deltagende entiteter som sammensat primærnøgle.</text:span></text:p>
        </text:list-item>
      </text:list>
      <text:p text:style-name="P43"><text:span text:style-name="T44">Den er opfyld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ine Knarkegaard Andersen</meta:initial-creator>
    <dc:creator>Stine Andersen</dc:creator>
    <meta:creation-date>2014-11-17T11:10:00Z</meta:creation-date>
    <dc:date>2014-11-21T08:05:00Z</dc:date>
    <meta:template xlink:href="Normal" xlink:type="simple"/>
    <meta:editing-cycles>9</meta:editing-cycles>
    <meta:editing-duration>PT2160S</meta:editing-duration>
    <meta:document-statistic meta:page-count="2" meta:paragraph-count="3" meta:word-count="236" meta:character-count="1677" meta:row-count="12" meta:non-whitespace-character-count="1444"/>
  </office:meta>
</office:document-meta>
</file>